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3: Testing Automation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Questions regarding lesson 2?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3: Testing Automation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xercise 1&amp;2: One volunteer to show the deployment pipelines. Remaining students to criticize the solution.</text:p>
                <text:p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3: Testing Automation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Levels of testing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3: Testing Automation</text:p>
          </draw:text-box>
        </draw:frame>
        <draw:frame presentation:style-name="pr2" draw:layer="layout" svg:width="25.199cm" svg:height="12.18cm" svg:x="1.5cm" svg:y="5cm" presentation:class="outline" presentation:user-transformed="true">
          <draw:text-box>
            <text:list text:style-name="L2">
              <text:list-item>
                <text:p>Definition and characteristics of a unit test:</text:p>
                <text:p>https://docs.microsoft.com/en-us/dotnet/core/testing/unit-testing-best-practice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8cm" svg:x="1.301cm" svg:y="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zxx" fo:country="none" style:letter-kerning="true" style:font-name-asian="Andale Sans UI1" style:font-family-asian="'Andale Sans UI', 'Arial Unicode MS'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font-name-asian="Tahoma" style:font-family-asian="Tahoma" style:language-asian="zxx" style:country-asian="none"/>
    </style:style>
    <style:style style:name="Caption" style:family="graphic">
      <style:paragraph-properties fo:margin-top="0.374cm" fo:margin-bottom="0.374cm" style:text-autospace="none"/>
      <style:text-properties fo:language="zxx" fo:country="none" fo:font-style="italic" style:font-name-asian="Tahoma" style:font-family-asian="Tahoma" style:font-size-asian="12pt" style:language-asian="zxx" style:country-asian="none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fo:language="zxx" fo:country="none" style:font-name-asian="Tahoma" style:font-family-asian="Tahoma" style:language-asian="zxx" style:country-asian="none"/>
    </style:style>
    <style:style style:name="Text_20_Body" style:display-name="Text Body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30M51S</meta:editing-duration>
    <meta:editing-cycles>21</meta:editing-cycles>
    <meta:generator>LibreOffice/5.4.3.2$Windows_X86_64 LibreOffice_project/92a7159f7e4af62137622921e809f8546db437e5</meta:generator>
    <dc:date>2019-11-08T11:45:51.424000000</dc:date>
    <meta:document-statistic meta:object-count="41"/>
  </office:meta>
</office:document-meta>
</file>